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E9oRpzdfUGE1UzKngkgONuBBKbXtTk2uLGR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13:33:53.441507723</meta:creation-date>
    <dc:date>2024-07-13T13:34:18.887222307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5.5.2$Linux_X86_64 LibreOffice_project/50$Build-2</meta:generator>
  </office:meta>
</office:document-meta>
</file>